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32316666666667cm" style:use-optimal-column-width="true"/>
    </style:style>
    <style:style style:name="co2" style:family="table-column">
      <style:table-column-properties fo:break-before="auto" style:column-width="3.83116666666667cm" style:use-optimal-column-width="true"/>
    </style:style>
    <style:style style:name="co3" style:family="table-column">
      <style:table-column-properties fo:break-before="auto" style:column-width="6.90033333333333cm" style:use-optimal-column-width="true"/>
    </style:style>
    <style:style style:name="co4" style:family="table-column">
      <style:table-column-properties fo:break-before="auto" style:column-width="1.24883333333333cm" style:use-optimal-column-width="true"/>
    </style:style>
    <style:style style:name="co5" style:family="table-column">
      <style:table-column-properties fo:break-before="auto" style:column-width="2.07433333333333cm" style:use-optimal-column-width="true"/>
    </style:style>
    <style:style style:name="co6" style:family="table-column">
      <style:table-column-properties fo:break-before="auto" style:column-width="1.82033333333333cm" style:use-optimal-column-width="true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Apellido(s)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Grupo</text:p>
          </table:table-cell>
          <table:table-cell office:value-type="string" table:style-name="ce1">
            <text:p>Hora inicial</text:p>
          </table:table-cell>
          <table:table-cell office:value-type="string" table:style-name="ce1">
            <text:p>Hora fin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nuela</text:p>
          </table:table-cell>
          <table:table-cell office:value-type="string" table:style-name="ce1">
            <text:p>Almario Cabrera</text:p>
          </table:table-cell>
          <table:table-cell office:value-type="string" table:style-name="ce1">
            <text:p>est.manuela.almario@unimilitar.edu.co</text:p>
          </table:table-cell>
          <table:table-cell office:value-type="string" table:style-name="ce1">
            <text:p>A</text:p>
          </table:table-cell>
          <table:table-cell office:value-type="time" office:time-value="PT20H30M0S" table:style-name="ce2">
            <text:p>20:30</text:p>
          </table:table-cell>
          <table:table-cell office:value-type="time" office:time-value="PT20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leria</text:p>
          </table:table-cell>
          <table:table-cell office:value-type="string" table:style-name="ce1">
            <text:p>Alvarado Uribe</text:p>
          </table:table-cell>
          <table:table-cell office:value-type="string" table:style-name="ce1">
            <text:p>est.valeria.alvarado@unimilitar.edu.co</text:p>
          </table:table-cell>
          <table:table-cell office:value-type="string" table:style-name="ce1">
            <text:p>A</text:p>
          </table:table-cell>
          <table:table-cell office:value-type="time" office:time-value="PT44H30M0S" table:style-name="ce2">
            <text:p>20:30</text:p>
          </table:table-cell>
          <table:table-cell office:value-type="time" office:time-value="PT44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 Rosa</text:p>
          </table:table-cell>
          <table:table-cell office:value-type="string" table:style-name="ce1">
            <text:p>Arroyo Ojeda</text:p>
          </table:table-cell>
          <table:table-cell office:value-type="string" table:style-name="ce1">
            <text:p>est.ana.arroyo@unimilitar.edu.co</text:p>
          </table:table-cell>
          <table:table-cell office:value-type="string" table:style-name="ce1">
            <text:p>A</text:p>
          </table:table-cell>
          <table:table-cell office:value-type="time" office:time-value="PT68H30M0S" table:style-name="ce2">
            <text:p>20:30</text:p>
          </table:table-cell>
          <table:table-cell office:value-type="time" office:time-value="PT68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xander</text:p>
          </table:table-cell>
          <table:table-cell office:value-type="string" table:style-name="ce1">
            <text:p>Becerra Moncada</text:p>
          </table:table-cell>
          <table:table-cell office:value-type="string" table:style-name="ce1">
            <text:p>est.alexander.bece1@unimilitar.edu.co</text:p>
          </table:table-cell>
          <table:table-cell office:value-type="string" table:style-name="ce1">
            <text:p>A</text:p>
          </table:table-cell>
          <table:table-cell office:value-type="time" office:time-value="PT92H30M0S" table:style-name="ce2">
            <text:p>20:30</text:p>
          </table:table-cell>
          <table:table-cell office:value-type="time" office:time-value="PT92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nier Leandro</text:p>
          </table:table-cell>
          <table:table-cell office:value-type="string" table:style-name="ce1">
            <text:p>Beltran Vega</text:p>
          </table:table-cell>
          <table:table-cell office:value-type="string" table:style-name="ce1">
            <text:p>est.janier.beltran@unimilitar.edu.co</text:p>
          </table:table-cell>
          <table:table-cell office:value-type="string" table:style-name="ce1">
            <text:p>A</text:p>
          </table:table-cell>
          <table:table-cell office:value-type="time" office:time-value="PT116H30M0S" table:style-name="ce2">
            <text:p>20:30</text:p>
          </table:table-cell>
          <table:table-cell office:value-type="time" office:time-value="PT116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uly Alexandra</text:p>
          </table:table-cell>
          <table:table-cell office:value-type="string" table:style-name="ce1">
            <text:p>Blanco Silva</text:p>
          </table:table-cell>
          <table:table-cell office:value-type="string" table:style-name="ce1">
            <text:p>est.yuly.blanco@unimilitar.edu.co</text:p>
          </table:table-cell>
          <table:table-cell office:value-type="string" table:style-name="ce1">
            <text:p>B</text:p>
          </table:table-cell>
          <table:table-cell office:value-type="time" office:time-value="PT20H50M0S" table:style-name="ce2">
            <text:p>20:50</text:p>
          </table:table-cell>
          <table:table-cell office:value-type="time" office:time-value="PT21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nia Yolima</text:p>
          </table:table-cell>
          <table:table-cell office:value-type="string" table:style-name="ce1">
            <text:p>Cano Torres</text:p>
          </table:table-cell>
          <table:table-cell office:value-type="string" table:style-name="ce1">
            <text:p>est.sonia.ycano@unimilitar.edu.co</text:p>
          </table:table-cell>
          <table:table-cell office:value-type="string" table:style-name="ce1">
            <text:p>B</text:p>
          </table:table-cell>
          <table:table-cell office:value-type="time" office:time-value="PT44H50M0S" table:style-name="ce2">
            <text:p>20:50</text:p>
          </table:table-cell>
          <table:table-cell office:value-type="time" office:time-value="PT45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ina Tatiana</text:p>
          </table:table-cell>
          <table:table-cell office:value-type="string" table:style-name="ce1">
            <text:p>Cano Torres</text:p>
          </table:table-cell>
          <table:table-cell office:value-type="string" table:style-name="ce1">
            <text:p>est.yina.tcano@unimilitar.edu.co</text:p>
          </table:table-cell>
          <table:table-cell office:value-type="string" table:style-name="ce1">
            <text:p>B</text:p>
          </table:table-cell>
          <table:table-cell office:value-type="time" office:time-value="PT68H50M0S" table:style-name="ce2">
            <text:p>20:50</text:p>
          </table:table-cell>
          <table:table-cell office:value-type="time" office:time-value="PT69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lde Tatiana</text:p>
          </table:table-cell>
          <table:table-cell office:value-type="string" table:style-name="ce1">
            <text:p>Cardenas Hernandez</text:p>
          </table:table-cell>
          <table:table-cell office:value-type="string" table:style-name="ce1">
            <text:p>est.nilde.cardenas@unimilitar.edu.co</text:p>
          </table:table-cell>
          <table:table-cell office:value-type="string" table:style-name="ce1">
            <text:p>B</text:p>
          </table:table-cell>
          <table:table-cell office:value-type="time" office:time-value="PT92H50M0S" table:style-name="ce2">
            <text:p>20:50</text:p>
          </table:table-cell>
          <table:table-cell office:value-type="time" office:time-value="PT93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raldine Lizeth</text:p>
          </table:table-cell>
          <table:table-cell office:value-type="string" table:style-name="ce1">
            <text:p>Castro Ballen</text:p>
          </table:table-cell>
          <table:table-cell office:value-type="string" table:style-name="ce1">
            <text:p>est.geraldine.castro@unimilitar.edu.co</text:p>
          </table:table-cell>
          <table:table-cell office:value-type="string" table:style-name="ce1">
            <text:p>B</text:p>
          </table:table-cell>
          <table:table-cell office:value-type="time" office:time-value="PT116H50M0S" table:style-name="ce2">
            <text:p>20:50</text:p>
          </table:table-cell>
          <table:table-cell office:value-type="time" office:time-value="PT117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iela</text:p>
          </table:table-cell>
          <table:table-cell office:value-type="string" table:style-name="ce1">
            <text:p>Castro Parada</text:p>
          </table:table-cell>
          <table:table-cell office:value-type="string" table:style-name="ce1">
            <text:p>est.daniela.castrop@unimilitar.edu.co</text:p>
          </table:table-cell>
          <table:table-cell office:value-type="string" table:style-name="ce1">
            <text:p>C</text:p>
          </table:table-cell>
          <table:table-cell office:value-type="time" office:time-value="PT21H10M0S" table:style-name="ce2">
            <text:p>21:10</text:p>
          </table:table-cell>
          <table:table-cell office:value-type="time" office:time-value="PT21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Ángela Katherine</text:p>
          </table:table-cell>
          <table:table-cell office:value-type="string" table:style-name="ce1">
            <text:p>Contreras Pirachican</text:p>
          </table:table-cell>
          <table:table-cell office:value-type="string" table:style-name="ce1">
            <text:p>est.angela.kcontre1@unimilitar.edu.co</text:p>
          </table:table-cell>
          <table:table-cell office:value-type="string" table:style-name="ce1">
            <text:p>C</text:p>
          </table:table-cell>
          <table:table-cell office:value-type="time" office:time-value="PT45H10M0S" table:style-name="ce2">
            <text:p>21:10</text:p>
          </table:table-cell>
          <table:table-cell office:value-type="time" office:time-value="PT45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RISTINA ISABEL</text:p>
          </table:table-cell>
          <table:table-cell office:value-type="string" table:style-name="ce1">
            <text:p>DE AGUAS ROMO</text:p>
          </table:table-cell>
          <table:table-cell office:value-type="string" table:style-name="ce1">
            <text:p>est.kristina.aguas@unimilitar.edu.co</text:p>
          </table:table-cell>
          <table:table-cell office:value-type="string" table:style-name="ce1">
            <text:p>C</text:p>
          </table:table-cell>
          <table:table-cell office:value-type="time" office:time-value="PT69H10M0S" table:style-name="ce2">
            <text:p>21:10</text:p>
          </table:table-cell>
          <table:table-cell office:value-type="time" office:time-value="PT69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icol Stiven</text:p>
          </table:table-cell>
          <table:table-cell office:value-type="string" table:style-name="ce1">
            <text:p>Escobar Herrera</text:p>
          </table:table-cell>
          <table:table-cell office:value-type="string" table:style-name="ce1">
            <text:p>est.maicol.escobar@unimilitar.edu.co</text:p>
          </table:table-cell>
          <table:table-cell office:value-type="string" table:style-name="ce1">
            <text:p>C</text:p>
          </table:table-cell>
          <table:table-cell office:value-type="time" office:time-value="PT93H10M0S" table:style-name="ce2">
            <text:p>21:10</text:p>
          </table:table-cell>
          <table:table-cell office:value-type="time" office:time-value="PT93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eiro José</text:p>
          </table:table-cell>
          <table:table-cell office:value-type="string" table:style-name="ce1">
            <text:p>Espitia Arroyo</text:p>
          </table:table-cell>
          <table:table-cell office:value-type="string" table:style-name="ce1">
            <text:p>est.albeiro.espitia@unimilitar.edu.co</text:p>
          </table:table-cell>
          <table:table-cell office:value-type="string" table:style-name="ce1">
            <text:p>C</text:p>
          </table:table-cell>
          <table:table-cell office:value-type="time" office:time-value="PT117H10M0S" table:style-name="ce2">
            <text:p>21:10</text:p>
          </table:table-cell>
          <table:table-cell office:value-type="time" office:time-value="PT117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reidy Alexandra</text:p>
          </table:table-cell>
          <table:table-cell office:value-type="string" table:style-name="ce1">
            <text:p>Guayazan Rodriguez</text:p>
          </table:table-cell>
          <table:table-cell office:value-type="string" table:style-name="ce1">
            <text:p>est.jureidy.guayazan@unimilitar.edu.co</text:p>
          </table:table-cell>
          <table:table-cell office:value-type="string" table:style-name="ce1">
            <text:p>D</text:p>
          </table:table-cell>
          <table:table-cell office:value-type="time" office:time-value="PT21H30M0S" table:style-name="ce2">
            <text:p>21:30</text:p>
          </table:table-cell>
          <table:table-cell office:value-type="time" office:time-value="PT21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smael David</text:p>
          </table:table-cell>
          <table:table-cell office:value-type="string" table:style-name="ce1">
            <text:p>Hernandez Triana</text:p>
          </table:table-cell>
          <table:table-cell office:value-type="string" table:style-name="ce1">
            <text:p>est.ismael.dhernan1@unimilitar.edu.co</text:p>
          </table:table-cell>
          <table:table-cell office:value-type="string" table:style-name="ce1">
            <text:p>D</text:p>
          </table:table-cell>
          <table:table-cell office:value-type="time" office:time-value="PT45H30M0S" table:style-name="ce2">
            <text:p>21:30</text:p>
          </table:table-cell>
          <table:table-cell office:value-type="time" office:time-value="PT45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dra Milena</text:p>
          </table:table-cell>
          <table:table-cell office:value-type="string" table:style-name="ce1">
            <text:p>Julio Escobar</text:p>
          </table:table-cell>
          <table:table-cell office:value-type="string" table:style-name="ce1">
            <text:p>est.sandra.mjulio@unimilitar.edu.co</text:p>
          </table:table-cell>
          <table:table-cell office:value-type="string" table:style-name="ce1">
            <text:p>D</text:p>
          </table:table-cell>
          <table:table-cell office:value-type="time" office:time-value="PT69H30M0S" table:style-name="ce2">
            <text:p>21:30</text:p>
          </table:table-cell>
          <table:table-cell office:value-type="time" office:time-value="PT69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an Daniel</text:p>
          </table:table-cell>
          <table:table-cell office:value-type="string" table:style-name="ce1">
            <text:p>Lara Cardenas</text:p>
          </table:table-cell>
          <table:table-cell office:value-type="string" table:style-name="ce1">
            <text:p>est.cristian.lara@unimilitar.edu.co</text:p>
          </table:table-cell>
          <table:table-cell office:value-type="string" table:style-name="ce1">
            <text:p>D</text:p>
          </table:table-cell>
          <table:table-cell office:value-type="time" office:time-value="PT93H30M0S" table:style-name="ce2">
            <text:p>21:30</text:p>
          </table:table-cell>
          <table:table-cell office:value-type="time" office:time-value="PT93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iela</text:p>
          </table:table-cell>
          <table:table-cell office:value-type="string" table:style-name="ce1">
            <text:p>Lucumi Solarte</text:p>
          </table:table-cell>
          <table:table-cell office:value-type="string" table:style-name="ce1">
            <text:p>est.daniela.lucumi@unimilitar.edu.co</text:p>
          </table:table-cell>
          <table:table-cell office:value-type="string" table:style-name="ce1">
            <text:p>D</text:p>
          </table:table-cell>
          <table:table-cell office:value-type="time" office:time-value="PT117H30M0S" table:style-name="ce2">
            <text:p>21:30</text:p>
          </table:table-cell>
          <table:table-cell office:value-type="time" office:time-value="PT117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Valentina</text:p>
          </table:table-cell>
          <table:table-cell office:value-type="string" table:style-name="ce1">
            <text:p>Martin Artunduaga</text:p>
          </table:table-cell>
          <table:table-cell office:value-type="string" table:style-name="ce1">
            <text:p>est.laura.vmartin@unimilitar.edu.co</text:p>
          </table:table-cell>
          <table:table-cell office:value-type="string" table:style-name="ce1">
            <text:p>E</text:p>
          </table:table-cell>
          <table:table-cell office:value-type="time" office:time-value="PT45H50M0S" table:style-name="ce2">
            <text:p>21:50</text:p>
          </table:table-cell>
          <table:table-cell office:value-type="time" office:time-value="PT46H10M0S" table:style-name="ce2">
            <text:p>22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uleidis</text:p>
          </table:table-cell>
          <table:table-cell office:value-type="string" table:style-name="ce1">
            <text:p>Mejia Ballesta</text:p>
          </table:table-cell>
          <table:table-cell office:value-type="string" table:style-name="ce1">
            <text:p>est.yuleidis.mejia@unimilitar.edu.co</text:p>
          </table:table-cell>
          <table:table-cell office:value-type="string" table:style-name="ce1">
            <text:p>E</text:p>
          </table:table-cell>
          <table:table-cell office:value-type="time" office:time-value="PT69H50M0S" table:style-name="ce2">
            <text:p>21:50</text:p>
          </table:table-cell>
          <table:table-cell office:value-type="time" office:time-value="PT70H10M0S" table:style-name="ce2">
            <text:p>22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ana</text:p>
          </table:table-cell>
          <table:table-cell office:value-type="string" table:style-name="ce1">
            <text:p>Monela Rojas</text:p>
          </table:table-cell>
          <table:table-cell office:value-type="string" table:style-name="ce1">
            <text:p>est.joana.monela@unimilitar.edu.co</text:p>
          </table:table-cell>
          <table:table-cell office:value-type="string" table:style-name="ce1">
            <text:p>E</text:p>
          </table:table-cell>
          <table:table-cell office:value-type="time" office:time-value="PT93H50M0S" table:style-name="ce2">
            <text:p>21:50</text:p>
          </table:table-cell>
          <table:table-cell office:value-type="time" office:time-value="PT94H10M0S" table:style-name="ce2">
            <text:p>22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kin De Jesus</text:p>
          </table:table-cell>
          <table:table-cell office:value-type="string" table:style-name="ce1">
            <text:p>Monsalve Yarce</text:p>
          </table:table-cell>
          <table:table-cell office:value-type="string" table:style-name="ce1">
            <text:p>est.elkin.monsalve@unimilitar.edu.co</text:p>
          </table:table-cell>
          <table:table-cell office:value-type="string" table:style-name="ce1">
            <text:p>E</text:p>
          </table:table-cell>
          <table:table-cell office:value-type="time" office:time-value="PT117H50M0S" table:style-name="ce2">
            <text:p>21:50</text:p>
          </table:table-cell>
          <table:table-cell office:value-type="time" office:time-value="PT118H10M0S" table:style-name="ce2">
            <text:p>22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ana Paola</text:p>
          </table:table-cell>
          <table:table-cell office:value-type="string" table:style-name="ce1">
            <text:p>Moreno Infante</text:p>
          </table:table-cell>
          <table:table-cell office:value-type="string" table:style-name="ce1">
            <text:p>est.diana.pmoreno@unimilitar.edu.co</text:p>
          </table:table-cell>
          <table:table-cell office:value-type="string" table:style-name="ce1">
            <text:p>E</text:p>
          </table:table-cell>
          <table:table-cell office:value-type="time" office:time-value="PT141H50M0S" table:style-name="ce2">
            <text:p>21:50</text:p>
          </table:table-cell>
          <table:table-cell office:value-type="time" office:time-value="PT142H10M0S" table:style-name="ce2">
            <text:p>22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dra Marcela</text:p>
          </table:table-cell>
          <table:table-cell office:value-type="string" table:style-name="ce1">
            <text:p>Navia Pelaez</text:p>
          </table:table-cell>
          <table:table-cell office:value-type="string" table:style-name="ce1">
            <text:p>est.sandra.navia@unimilitar.edu.co</text:p>
          </table:table-cell>
          <table:table-cell office:value-type="string" table:style-name="ce1">
            <text:p>F</text:p>
          </table:table-cell>
          <table:table-cell office:value-type="time" office:time-value="PT166H10M0S" table:style-name="ce2">
            <text:p>22:10</text:p>
          </table:table-cell>
          <table:table-cell office:value-type="time" office:time-value="PT166H30M0S" table:style-name="ce2">
            <text:p>22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los Albeiro</text:p>
          </table:table-cell>
          <table:table-cell office:value-type="string" table:style-name="ce1">
            <text:p>Penagos Moreno</text:p>
          </table:table-cell>
          <table:table-cell office:value-type="string" table:style-name="ce1">
            <text:p>est.carlos.penagos@unimilitar.edu.co</text:p>
          </table:table-cell>
          <table:table-cell office:value-type="string" table:style-name="ce1">
            <text:p>F</text:p>
          </table:table-cell>
          <table:table-cell office:value-type="time" office:time-value="PT190H10M0S" table:style-name="ce2">
            <text:p>22:10</text:p>
          </table:table-cell>
          <table:table-cell office:value-type="time" office:time-value="PT190H30M0S" table:style-name="ce2">
            <text:p>22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old Daniel</text:p>
          </table:table-cell>
          <table:table-cell office:value-type="string" table:style-name="ce1">
            <text:p>Porras Salcedo</text:p>
          </table:table-cell>
          <table:table-cell office:value-type="string" table:style-name="ce1">
            <text:p>est.harold.porras@unimilitar.edu.co</text:p>
          </table:table-cell>
          <table:table-cell office:value-type="string" table:style-name="ce1">
            <text:p>F</text:p>
          </table:table-cell>
          <table:table-cell office:value-type="time" office:time-value="PT214H10M0S" table:style-name="ce2">
            <text:p>22:10</text:p>
          </table:table-cell>
          <table:table-cell office:value-type="time" office:time-value="PT214H30M0S" table:style-name="ce2">
            <text:p>22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ron Miguel</text:p>
          </table:table-cell>
          <table:table-cell office:value-type="string" table:style-name="ce1">
            <text:p>Ramirez Delgado</text:p>
          </table:table-cell>
          <table:table-cell office:value-type="string" table:style-name="ce1">
            <text:p>est.dayron.ramirez@unimilitar.edu.co</text:p>
          </table:table-cell>
          <table:table-cell office:value-type="string" table:style-name="ce1">
            <text:p>F</text:p>
          </table:table-cell>
          <table:table-cell office:value-type="time" office:time-value="PT238H10M0S" table:style-name="ce2">
            <text:p>22:10</text:p>
          </table:table-cell>
          <table:table-cell office:value-type="time" office:time-value="PT238H30M0S" table:style-name="ce2">
            <text:p>22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María</text:p>
          </table:table-cell>
          <table:table-cell office:value-type="string" table:style-name="ce1">
            <text:p>Ramos Angarita</text:p>
          </table:table-cell>
          <table:table-cell office:value-type="string" table:style-name="ce1">
            <text:p>est.laura.mramosa@unimilitar.edu.co</text:p>
          </table:table-cell>
          <table:table-cell office:value-type="string" table:style-name="ce1">
            <text:p>F</text:p>
          </table:table-cell>
          <table:table-cell office:value-type="time" office:time-value="PT262H10M0S" table:style-name="ce2">
            <text:p>22:10</text:p>
          </table:table-cell>
          <table:table-cell office:value-type="time" office:time-value="PT262H30M0S" table:style-name="ce2">
            <text:p>22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an Yesid</text:p>
          </table:table-cell>
          <table:table-cell office:value-type="string" table:style-name="ce1">
            <text:p>Rodríguez Campo</text:p>
          </table:table-cell>
          <table:table-cell office:value-type="string" table:style-name="ce1">
            <text:p>est.cristian.yrodr2@unimilitar.edu.co</text:p>
          </table:table-cell>
          <table:table-cell office:value-type="string" table:style-name="ce1">
            <text:p>A</text:p>
          </table:table-cell>
          <table:table-cell office:value-type="time" office:time-value="PT20H30M0S" table:style-name="ce2">
            <text:p>20:30</text:p>
          </table:table-cell>
          <table:table-cell office:value-type="time" office:time-value="PT20H50M0S" table:style-name="ce2">
            <text:p>20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ana Valentina</text:p>
          </table:table-cell>
          <table:table-cell office:value-type="string" table:style-name="ce1">
            <text:p>Rojas Rojas</text:p>
          </table:table-cell>
          <table:table-cell office:value-type="string" table:style-name="ce1">
            <text:p>est.juana.vrojas@unimilitar.edu.co</text:p>
          </table:table-cell>
          <table:table-cell office:value-type="string" table:style-name="ce1">
            <text:p>B</text:p>
          </table:table-cell>
          <table:table-cell office:value-type="time" office:time-value="PT20H50M0S" table:style-name="ce2">
            <text:p>20:50</text:p>
          </table:table-cell>
          <table:table-cell office:value-type="time" office:time-value="PT21H10M0S" table:style-name="ce2">
            <text:p>21: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olina</text:p>
          </table:table-cell>
          <table:table-cell office:value-type="string" table:style-name="ce1">
            <text:p>Rudd Herrera</text:p>
          </table:table-cell>
          <table:table-cell office:value-type="string" table:style-name="ce1">
            <text:p>est.carolina.rudd@unimilitar.edu.co</text:p>
          </table:table-cell>
          <table:table-cell office:value-type="string" table:style-name="ce1">
            <text:p>C</text:p>
          </table:table-cell>
          <table:table-cell office:value-type="time" office:time-value="PT21H10M0S" table:style-name="ce2">
            <text:p>21:10</text:p>
          </table:table-cell>
          <table:table-cell office:value-type="time" office:time-value="PT21H30M0S" table:style-name="ce2">
            <text:p>21: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string" table:style-name="ce1">
            <text:p>Vega Ortiz</text:p>
          </table:table-cell>
          <table:table-cell office:value-type="string" table:style-name="ce1">
            <text:p>est.santiago.vega@unimilitar.edu.co</text:p>
          </table:table-cell>
          <table:table-cell office:value-type="string" table:style-name="ce1">
            <text:p>D</text:p>
          </table:table-cell>
          <table:table-cell office:value-type="time" office:time-value="PT117H30M0S" table:style-name="ce2">
            <text:p>21:30</text:p>
          </table:table-cell>
          <table:table-cell office:value-type="time" office:time-value="PT117H50M0S" table:style-name="ce2">
            <text:p>21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lian Humberto</text:p>
          </table:table-cell>
          <table:table-cell office:value-type="string" table:style-name="ce1">
            <text:p>Velasquez Pulga</text:p>
          </table:table-cell>
          <table:table-cell office:value-type="string" table:style-name="ce1">
            <text:p>est.julianh.velasq1@unimilitar.edu.co</text:p>
          </table:table-cell>
          <table:table-cell office:value-type="string" table:style-name="ce1">
            <text:p>E</text:p>
          </table:table-cell>
          <table:table-cell office:value-type="time" office:time-value="PT69H50M0S" table:style-name="ce2">
            <text:p>21:50</text:p>
          </table:table-cell>
          <table:table-cell office:value-type="time" office:time-value="PT70H10M0S" table:style-name="ce2">
            <text:p>22:10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UIS FRANCISCO GOMEZ LOPEZ</meta:initial-creator>
    <dc:creator>Usuario</dc:creator>
    <meta:creation-date>2023-03-22T13:14:42Z</meta:creation-date>
    <dc:date>2023-03-22T18:24:34Z</dc:date>
  </office:meta>
</office:document-meta>
</file>